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4" table:default-cell-style-name="ce108"/>
        <table:table-column table:style-name="co4" table:number-columns-repeated="5" table:default-cell-style-name="ce108"/>
        <table:table-column table:style-name="co4" table:number-columns-repeated="1001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7" table:number-rows-spanned="1">
            <text:p>Internet</text:p>
          </table:table-cell>
          <table:covered-table-cell table:number-columns-repeated="6" table:style-name="ce16"/>
          <table:table-cell table:style-name="ce8" table:number-columns-repeated="13"/>
          <table:table-cell table:style-name="ce24" table:number-columns-repeated="40"/>
          <table:table-cell table:style-name="ce27" table:number-columns-repeated="961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40" office:value-type="string" calcext:value-type="string">
            <text:p>Évaluation structure internet</text:p>
          </table:table-cell>
          <table:table-cell table:style-name="ce94" office:value-type="string" calcext:value-type="string">
            <text:p>Routage</text:p>
          </table:table-cell>
          <table:table-cell table:style-name="ce40" office:value-type="string" calcext:value-type="string">
            <text:p>Réseau physique</text:p>
          </table:table-cell>
          <table:table-cell table:style-name="ce40" office:value-type="string" calcext:value-type="string">
            <text:p>TP réseau</text:p>
          </table:table-cell>
          <table:table-cell table:style-name="ce41" office:value-type="string" calcext:value-type="string">
            <text:p>DNS</text:p>
          </table:table-cell>
          <table:table-cell table:style-name="ce94" office:value-type="string" calcext:value-type="string">
            <text:p>modèle OSI / TCP/IP</text:p>
          </table:table-cell>
          <table:table-cell table:style-name="ce94" table:number-columns-repeated="13"/>
          <table:table-cell table:style-name="ce115" table:number-columns-repeated="40"/>
          <table:table-cell table:number-columns-repeated="961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10-06" calcext:value-type="date">
            <text:p>6 oct.</text:p>
          </table:table-cell>
          <table:table-cell table:style-name="ce10" table:number-columns-repeated="18"/>
          <table:table-cell table:style-name="ce26" table:number-columns-repeated="40"/>
          <table:table-cell table:style-name="ce28" table:number-columns-repeated="961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style-name="ce10" table:number-columns-repeated="18"/>
          <table:table-cell table:style-name="ce26" table:number-columns-repeated="40"/>
          <table:table-cell table:style-name="ce28" table:number-columns-repeated="961"/>
        </table:table-row>
        <table:table-row table:style-name="ro3">
          <table:table-cell table:style-name="ce1" table:number-columns-repeated="2"/>
          <table:table-cell table:style-name="ce8" table:number-columns-repeated="20"/>
          <table:table-cell table:style-name="ce24" table:number-columns-repeated="40"/>
          <table:table-cell table:style-name="ce27" table:number-columns-repeated="961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 table:number-columns-repeated="2"/>
          <table:table-cell table:style-name="ce109" table:number-columns-repeated="12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2"/>
          <table:table-cell table:number-columns-repeated="1007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4"/>
          <table:table-cell table:number-columns-repeated="1007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4"/>
          <table:table-cell table:number-columns-repeated="1007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4"/>
          <table:table-cell table:number-columns-repeated="1007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4"/>
          <table:table-cell table:number-columns-repeated="1007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4"/>
          <table:table-cell table:number-columns-repeated="1007"/>
        </table:table-row>
        <table:table-row table:style-name="ro5">
          <table:table-cell table:number-columns-repeated="2"/>
          <table:table-cell table:style-name="ce104" table:number-columns-repeated="14"/>
          <table:table-cell table:number-columns-repeated="1007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4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1007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4"/>
          <table:table-cell table:number-columns-repeated="1007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7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7"/>
        </table:table-row>
        <table:table-row table:style-name="ro5">
          <table:table-cell table:number-columns-repeated="2"/>
          <table:table-cell table:style-name="ce104" table:number-columns-repeated="14"/>
          <table:table-cell table:number-columns-repeated="1007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 table:number-columns-repeated="2"/>
          <table:table-cell table:style-name="ce104" table:number-columns-repeated="12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14"/>
          <table:table-cell table:number-columns-repeated="1007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4"/>
          <table:table-cell table:number-columns-repeated="1007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4"/>
          <table:table-cell table:number-columns-repeated="1007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4"/>
          <table:table-cell table:number-columns-repeated="1007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4"/>
          <table:table-cell table:number-columns-repeated="1007"/>
        </table:table-row>
        <table:table-row table:style-name="ro9">
          <table:table-cell table:number-columns-repeated="2"/>
          <table:table-cell table:style-name="ce104" table:number-columns-repeated="14"/>
          <table:table-cell table:number-columns-repeated="1007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4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2"/>
          <table:table-cell table:number-columns-repeated="1007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4"/>
          <table:table-cell table:number-columns-repeated="1007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4"/>
          <table:table-cell table:number-columns-repeated="1007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4"/>
          <table:table-cell table:number-columns-repeated="1007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4"/>
          <table:table-cell table:number-columns-repeated="1007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4"/>
          <table:table-cell table:number-columns-repeated="1007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4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4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4"/>
          <table:table-cell table:number-columns-repeated="1007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4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4"/>
          <table:table-cell table:number-columns-repeated="1007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4"/>
          <table:table-cell table:number-columns-repeated="1007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4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2"/>
          <table:table-cell table:number-columns-repeated="1007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4"/>
          <table:table-cell table:number-columns-repeated="1007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4"/>
          <table:table-cell table:number-columns-repeated="1007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4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2"/>
          <table:table-cell table:number-columns-repeated="1007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4"/>
          <table:table-cell table:number-columns-repeated="1007"/>
        </table:table-row>
        <table:table-row table:style-name="ro9" table:number-rows-repeated="1048489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28" table:default-cell-style-name="ce108"/>
        <table:table-column table:style-name="co4" table:number-columns-repeated="5" table:default-cell-style-name="ce108"/>
        <table:table-column table:style-name="co4" table:number-columns-repeated="988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16" table:number-rows-spanned="1">
            <text:p>Architectures</text:p>
          </table:table-cell>
          <table:covered-table-cell table:number-columns-repeated="15" table:style-name="ce16"/>
          <table:table-cell table:style-name="ce16" office:value-type="string" calcext:value-type="string" table:number-columns-spanned="2" table:number-rows-spanned="1">
            <text:p>Langage</text:p>
          </table:table-cell>
          <table:covered-table-cell table:style-name="ce16"/>
          <table:table-cell table:style-name="ce16" table:number-columns-repeated="16"/>
          <table:table-cell table:style-name="ce24" table:number-columns-repeated="40"/>
          <table:table-cell table:style-name="ce27" table:number-columns-repeated="948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Exercices assembleur</text:p>
          </table:table-cell>
          <table:table-cell table:style-name="ce94" office:value-type="string" calcext:value-type="string">
            <text:p>Évaluation langage machine</text:p>
          </table:table-cell>
          <table:table-cell table:style-name="ce94" office:value-type="string" calcext:value-type="string">
            <text:p>Portes logiques</text:p>
          </table:table-cell>
          <table:table-cell table:style-name="ce94" office:value-type="string" calcext:value-type="string">
            <text:p>Portes logiques – </text:p>
            <text:p>Partie 2</text:p>
          </table:table-cell>
          <table:table-cell table:style-name="ce40" office:value-type="string" calcext:value-type="string">
            <text:p>Représentation des entiers naturels</text:p>
          </table:table-cell>
          <table:table-cell table:style-name="ce40" office:value-type="string" calcext:value-type="string">
            <text:p>Représentation des entiers relatifs</text:p>
          </table:table-cell>
          <table:table-cell table:style-name="ce40" office:value-type="string" calcext:value-type="string">
            <text:p>Exercices représentations entiers</text:p>
          </table:table-cell>
          <table:table-cell table:style-name="ce40" office:value-type="string" calcext:value-type="string">
            <text:p>Évaluation architecture machine</text:p>
          </table:table-cell>
          <table:table-cell table:style-name="ce40" office:value-type="string" calcext:value-type="string">
            <text:p>Circuits combinatoires</text:p>
          </table:table-cell>
          <table:table-cell table:style-name="ce40" office:value-type="string" calcext:value-type="string">
            <text:p>Exercices fonctions booléennes</text:p>
          </table:table-cell>
          <table:table-cell table:style-name="ce40" office:value-type="string" calcext:value-type="string">
            <text:p>Évaluation fonctions booléennes</text:p>
          </table:table-cell>
          <table:table-cell table:style-name="ce94" office:value-type="string" calcext:value-type="string">
            <text:p>Système d’exploitation – principe</text:p>
          </table:table-cell>
          <table:table-cell table:style-name="ce94" office:value-type="string" calcext:value-type="string">
            <text:p>TP système d’exploitation</text:p>
          </table:table-cell>
          <table:table-cell table:style-name="ce41" office:value-type="string" calcext:value-type="string">
            <text:p>Exercices d’applicaion ?</text:p>
          </table:table-cell>
          <table:table-cell table:style-name="ce94" office:value-type="string" calcext:value-type="string">
            <text:p>Constructions élémentaires</text:p>
          </table:table-cell>
          <table:table-cell table:style-name="ce94" office:value-type="string" calcext:value-type="string">
            <text:p>Exercices</text:p>
          </table:table-cell>
          <table:table-cell table:style-name="ce94" office:value-type="string" calcext:value-type="string">
            <text:p>flottants</text:p>
          </table:table-cell>
          <table:table-cell table:style-name="ce94" office:value-type="string" calcext:value-type="string">
            <text:p>types construits : list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48"/>
        </table:table-row>
        <table:table-row table:style-name="ro3">
          <table:table-cell table:style-name="ce3" table:number-columns-repeated="2"/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09-10" calcext:value-type="date">
            <text:p>10 sept.</text:p>
          </table:table-cell>
          <table:table-cell table:style-name="ce10" office:value-type="date" office:date-value="2020-09-15" calcext:value-type="date">
            <text:p>15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17" calcext:value-type="date">
            <text:p>17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24" calcext:value-type="date">
            <text:p>24 sept.</text:p>
          </table:table-cell>
          <table:table-cell table:style-name="ce10" office:value-type="date" office:date-value="2020-09-29" calcext:value-type="date">
            <text:p>29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style-name="ce10" table:number-columns-repeated="25"/>
          <table:table-cell table:style-name="ce26" table:number-columns-repeated="40"/>
          <table:table-cell table:style-name="ce28" table:number-columns-repeated="948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,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26"/>
          <table:table-cell table:style-name="ce24" table:number-columns-repeated="40"/>
          <table:table-cell table:style-name="ce27" table:number-columns-repeated="948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7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23"/>
          <table:table-cell table:number-columns-repeated="994"/>
        </table:table-row>
        <table:table-row table:style-name="ro5">
          <table:table-cell table:number-columns-repeated="2"/>
          <table:table-cell table:style-name="ce104" table:number-columns-repeated="28"/>
          <table:table-cell table:number-columns-repeated="994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4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6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4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7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4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28"/>
          <table:table-cell table:number-columns-repeated="994"/>
        </table:table-row>
        <table:table-row table:style-name="ro5">
          <table:table-cell table:number-columns-repeated="2"/>
          <table:table-cell table:style-name="ce104" table:number-columns-repeated="28"/>
          <table:table-cell table:number-columns-repeated="994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27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28"/>
          <table:table-cell table:number-columns-repeated="994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28"/>
          <table:table-cell table:number-columns-repeated="994"/>
        </table:table-row>
        <table:table-row table:style-name="ro9">
          <table:table-cell table:number-columns-repeated="2"/>
          <table:table-cell table:style-name="ce104" table:number-columns-repeated="28"/>
          <table:table-cell table:number-columns-repeated="994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28"/>
          <table:table-cell table:number-columns-repeated="994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28"/>
          <table:table-cell table:number-columns-repeated="994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13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16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994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16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94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28"/>
          <table:table-cell table:number-columns-repeated="994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28"/>
          <table:table-cell table:number-columns-repeated="994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28"/>
          <table:table-cell table:number-columns-repeated="994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28"/>
          <table:table-cell table:number-columns-repeated="994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21" table:default-cell-style-name="ce108"/>
        <table:table-column table:style-name="co4" table:number-columns-repeated="5" table:default-cell-style-name="ce108"/>
        <table:table-column table:style-name="co4" table:number-columns-repeated="993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16"/>
          <table:table-cell table:style-name="ce16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16"/>
          <table:table-cell table:style-name="ce16" office:value-type="string" calcext:value-type="string" table:number-columns-spanned="2" table:number-rows-spanned="1">
            <text:p>paradigmes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architectures</text:p>
          </table:table-cell>
          <table:covered-table-cell table:number-columns-repeated="2" table:style-name="ce16"/>
          <table:table-cell table:style-name="ce16" table:number-columns-repeated="12"/>
          <table:table-cell table:style-name="ce24" table:number-columns-repeated="40"/>
          <table:table-cell table:style-name="ce27" table:number-columns-repeated="953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Projet astéroïde</text:p>
          </table:table-cell>
          <table:table-cell table:style-name="ce94" office:value-type="string" calcext:value-type="string">
            <text:p>évaluation POO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40" office:value-type="string" calcext:value-type="string">
            <text:p>TP Koch</text:p>
          </table:table-cell>
          <table:table-cell table:style-name="ce40" office:value-type="string" calcext:value-type="string">
            <text:p>évaluation récursivité</text:p>
          </table:table-cell>
          <table:table-cell table:style-name="ce40" office:value-type="string" calcext:value-type="string">
            <text:p>Fonctionnel – temps execution</text:p>
          </table:table-cell>
          <table:table-cell table:style-name="ce40" office:value-type="string" calcext:value-type="string">
            <text:p>Fonctionnel – exercices</text:p>
          </table:table-cell>
          <table:table-cell table:style-name="ce40" office:value-type="string" calcext:value-type="string">
            <text:p>Fonction sorted</text:p>
          </table:table-cell>
          <table:table-cell table:style-name="ce40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40" office:value-type="string" calcext:value-type="string">
            <text:p>Processus – ordonnancement</text:p>
          </table:table-cell>
          <table:table-cell table:style-name="ce41" office:value-type="string" calcext:value-type="string">
            <text:p>Ordonnancement structures linéaires</text:p>
          </table:table-cell>
          <table:table-cell table:style-name="ce94" office:value-type="string" calcext:value-type="string">
            <text:p>Interblocage</text:p>
          </table:table-cell>
          <table:table-cell table:style-name="ce94" office:value-type="string" calcext:value-type="string">
            <text:p>pile d’exécution → retour récursivité</text:p>
          </table:table-cell>
          <table:table-cell table:style-name="ce94" office:value-type="string" calcext:value-type="string">
            <text:p>Graphes course d’orientation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office:value-type="string" calcext:value-type="string">
            <text:p>arbres (sudoku?)</text:p>
          </table:table-cell>
          <table:table-cell table:style-name="ce94" table:number-columns-repeated="8"/>
          <table:table-cell table:style-name="ce115" table:number-columns-repeated="40"/>
          <table:table-cell table:number-columns-repeated="953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/>
          <table:table-cell table:style-name="ce31" office:value-type="date" office:date-value="2020-09-28" calcext:value-type="date">
            <text:p>28 sept.</text:p>
          </table:table-cell>
          <table:table-cell table:style-name="ce31" table:number-columns-repeated="19"/>
          <table:table-cell table:style-name="ce32" table:number-columns-repeated="40"/>
          <table:table-cell table:style-name="ce33" table:number-columns-repeated="953"/>
        </table:table-row>
        <table:table-row table:style-name="ro3">
          <table:table-cell table:style-name="ce1" table:number-columns-repeated="2"/>
          <table:table-cell table:number-columns-repeated="3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19"/>
          <table:table-cell table:style-name="ce24" table:number-columns-repeated="40"/>
          <table:table-cell table:style-name="ce27" table:number-columns-repeated="953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2"/>
          <table:table-cell table:number-columns-repeated="999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2"/>
          <table:table-cell table:number-columns-repeated="999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2"/>
          <table:table-cell table:number-columns-repeated="999"/>
        </table:table-row>
        <table:table-row table:style-name="ro5">
          <table:table-cell table:number-columns-repeated="2"/>
          <table:table-cell table:style-name="ce104" table:number-columns-repeated="23"/>
          <table:table-cell table:number-columns-repeated="999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23"/>
          <table:table-cell table:number-columns-repeated="999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3"/>
          <table:table-cell table:number-columns-repeated="999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9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99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23"/>
          <table:table-cell table:number-columns-repeated="999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23"/>
          <table:table-cell table:number-columns-repeated="999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23"/>
          <table:table-cell table:number-columns-repeated="999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23"/>
          <table:table-cell table:number-columns-repeated="999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104" table:number-columns-repeated="23"/>
          <table:table-cell table:number-columns-repeated="999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22"/>
          <table:table-cell table:number-columns-repeated="999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3"/>
          <table:table-cell table:number-columns-repeated="999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23"/>
          <table:table-cell table:number-columns-repeated="999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23"/>
          <table:table-cell table:number-columns-repeated="999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23"/>
          <table:table-cell table:number-columns-repeated="999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104" table:number-columns-repeated="23"/>
          <table:table-cell table:number-columns-repeated="999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23"/>
          <table:table-cell table:number-columns-repeated="999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2"/>
          <table:table-cell table:number-columns-repeated="999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23"/>
          <table:table-cell table:number-columns-repeated="999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23"/>
          <table:table-cell table:number-columns-repeated="999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23"/>
          <table:table-cell table:number-columns-repeated="999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23"/>
          <table:table-cell table:number-columns-repeated="999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9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2"/>
          <table:table-cell table:number-columns-repeated="999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23"/>
          <table:table-cell table:number-columns-repeated="999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23"/>
          <table:table-cell table:number-columns-repeated="999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5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9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16"/>
          <table:table-cell table:number-columns-repeated="999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9"/>
          <table:table-cell table:number-columns-repeated="999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1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9"/>
          <table:table-cell table:number-columns-repeated="999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7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11"/>
          <table:table-cell table:number-columns-repeated="999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10"/>
          <table:table-cell table:style-name="ce14" office:value-type="string" calcext:value-type="string">
            <text:p>X</text:p>
          </table:table-cell>
          <table:table-cell table:style-name="ce14" table:number-columns-repeated="12"/>
          <table:table-cell table:number-columns-repeated="999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3"/>
          <table:table-cell table:number-columns-repeated="999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2"/>
          <table:table-cell table:number-columns-repeated="999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23"/>
          <table:table-cell table:number-columns-repeated="999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table-cell table:style-name="ce9" office:value-type="string" calcext:value-type="string">
            <text:p>Méthode « diviser pour régner »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11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999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23"/>
          <table:table-cell table:number-columns-repeated="999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23"/>
          <table:table-cell table:number-columns-repeated="999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15:54:04.147138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10-01T17:40:44.147424066</dc:date>
    <meta:editing-duration>P53DT15H4M47S</meta:editing-duration>
    <meta:editing-cycles>545</meta:editing-cycles>
    <meta:generator>LibreOffice/6.1.5.2$Linux_X86_64 LibreOffice_project/10$Build-2</meta:generator>
    <meta:document-statistic meta:table-count="3" meta:cell-count="511" meta:object-count="0"/>
  </office:meta>
</office:document-meta>
</file>